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10.427cm" style:use-optimal-column-width="false"/>
    </style:style>
    <style:style style:name="co2" style:family="table-column">
      <style:table-column-properties style:column-width="12.679cm" style:use-optimal-column-width="false"/>
    </style:style>
    <style:style style:name="co3" style:family="table-column">
      <style:table-column-properties style:column-width="8.176cm" style:use-optimal-column-width="false"/>
    </style:style>
    <style:style style:name="co4" style:family="table-column">
      <style:table-column-properties style:column-width="11.899cm" style:use-optimal-column-width="false"/>
    </style:style>
    <style:style style:name="ro1" style:family="table-row">
      <style:table-row-properties style:row-height="2.433cm" style:use-optimal-row-height="false"/>
    </style:style>
    <style:style style:name="ro2" style:family="table-row">
      <style:table-row-properties style:row-height="3.487cm" style:use-optimal-row-height="false"/>
    </style:style>
    <style:style style:name="ro3" style:family="table-row">
      <style:table-row-properties style:row-height="3.501cm" style:use-optimal-row-height="false"/>
    </style:style>
    <style:style style:name="ce1" style:family="table-cell">
      <loext:graphic-properties draw:fill="none" loext:fill-use-slide-background="false"/>
      <style:paragraph-properties fo:text-align="center" fo:border="1.28pt solid #000000" style:text-autospace="none"/>
      <style:text-properties fo:font-size="48pt" fo:font-weight="normal" style:font-weight-asian="bold" style:font-weight-complex="bold"/>
    </style:style>
    <style:style style:name="ce2" style:family="table-cell">
      <loext:graphic-properties draw:fill="none" loext:fill-use-slide-background="false"/>
      <style:paragraph-properties fo:text-align="center" fo:border="1.28pt solid #000000" style:text-autospace="none"/>
      <style:text-properties fo:font-size="48pt"/>
    </style:style>
    <style:style style:name="ce3" style:family="table-cell">
      <loext:graphic-properties draw:fill="none" loext:fill-use-slide-background="false"/>
      <style:paragraph-properties fo:text-align="center" fo:border-left="1.28pt solid #000000" fo:border-right="1.28pt solid #000000" fo:border-top="1.28pt solid #000000" fo:border-bottom="none" style:text-autospace="none"/>
      <style:text-properties fo:font-size="48pt"/>
    </style:style>
    <style:style style:name="ce4" style:family="table-cell">
      <loext:graphic-properties draw:fill="none" loext:fill-use-slide-background="false"/>
      <style:paragraph-properties fo:text-align="center" fo:border-left="1.28pt solid #000000" fo:border-right="none" fo:border-top="1.28pt solid #000000" fo:border-bottom="1.28pt solid #000000" style:text-autospace="none"/>
      <style:text-properties fo:font-size="48pt"/>
    </style:style>
    <style:style style:name="ce5" style:family="table-cell">
      <loext:graphic-properties draw:fill="none" loext:fill-use-slide-background="false"/>
      <style:paragraph-properties fo:text-align="center" fo:border-left="none" fo:border-right="1.28pt solid #000000" fo:border-top="1.28pt solid #000000" fo:border-bottom="1.28pt solid #000000" style:text-autospace="none"/>
      <style:text-properties fo:font-size="48pt"/>
    </style:style>
    <style:style style:name="P1" style:family="paragraph">
      <style:paragraph-properties fo:text-align="center" style:text-autospace="none"/>
      <style:text-properties fo:font-size="48pt" fo:font-weight="normal" style:font-weight-asian="bold" style:font-weight-complex="bold"/>
    </style:style>
    <style:style style:name="P2" style:family="paragraph">
      <style:paragraph-properties fo:text-align="center" style:text-autospace="none"/>
      <style:text-properties fo:font-size="4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43.18cm" svg:height="23.368cm" svg:x="0cm" svg:y="0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1">CustomerID</text:p>
              </table:table-cell>
              <table:table-cell>
                <text:p text:style-name="P1">CustomerName</text:p>
              </table:table-cell>
              <table:table-cell>
                <text:p text:style-name="P1">ProductID</text:p>
              </table:table-cell>
              <table:table-cell>
                <text:p text:style-name="P1">PurchaseDate</text:p>
              </table:table-cell>
            </table:table-row>
            <table:table-row table:style-name="ro2" table:default-cell-style-name="ce2">
              <table:table-cell>
                <text:p text:style-name="P2">1</text:p>
              </table:table-cell>
              <table:table-cell>
                <text:p text:style-name="P2">Alpha</text:p>
              </table:table-cell>
              <table:table-cell>
                <text:p text:style-name="P2">111</text:p>
              </table:table-cell>
              <table:table-cell>
                <text:p text:style-name="P2">2023-12-15</text:p>
              </table:table-cell>
            </table:table-row>
            <table:table-row table:style-name="ro2" table:default-cell-style-name="ce2">
              <table:table-cell>
                <text:p text:style-name="P2">2</text:p>
              </table:table-cell>
              <table:table-cell>
                <text:p text:style-name="P2">Beta</text:p>
              </table:table-cell>
              <table:table-cell>
                <text:p text:style-name="P2">111</text:p>
              </table:table-cell>
              <table:table-cell>
                <text:p text:style-name="P2">2023-03-27</text:p>
              </table:table-cell>
            </table:table-row>
            <table:table-row table:style-name="ro2" table:default-cell-style-name="ce2">
              <table:table-cell>
                <text:p text:style-name="P2">3</text:p>
              </table:table-cell>
              <table:table-cell>
                <text:p text:style-name="P2">Gamma</text:p>
              </table:table-cell>
              <table:table-cell>
                <text:p text:style-name="P2">999</text:p>
              </table:table-cell>
              <table:table-cell>
                <text:p text:style-name="P2">2023-07-14</text:p>
              </table:table-cell>
            </table:table-row>
            <table:table-row table:style-name="ro2" table:default-cell-style-name="ce2">
              <table:table-cell>
                <text:p text:style-name="P2">4</text:p>
              </table:table-cell>
              <table:table-cell>
                <text:p text:style-name="P2">Delta</text:p>
              </table:table-cell>
              <table:table-cell>
                <text:p text:style-name="P2">999</text:p>
              </table:table-cell>
              <table:table-cell>
                <text:p text:style-name="P2">2023-01-30</text:p>
              </table:table-cell>
            </table:table-row>
            <table:table-row table:style-name="ro2" table:default-cell-style-name="ce2">
              <table:table-cell>
                <text:p text:style-name="P2">5</text:p>
              </table:table-cell>
              <table:table-cell table:style-name="ce3">
                <text:p text:style-name="P2">Epsilon</text:p>
              </table:table-cell>
              <table:table-cell table:style-name="ce3">
                <text:p text:style-name="P2">333</text:p>
              </table:table-cell>
              <table:table-cell>
                <text:p text:style-name="P2">2023-03-13</text:p>
              </table:table-cell>
            </table:table-row>
            <table:table-row table:style-name="ro3" table:default-cell-style-name="ce2">
              <table:table-cell table:style-name="ce4">
                <text:p text:style-name="P2">6</text:p>
              </table:table-cell>
              <table:table-cell>
                <text:p text:style-name="P2">Zeta</text:p>
              </table:table-cell>
              <table:table-cell>
                <text:p text:style-name="P2">111</text:p>
              </table:table-cell>
              <table:table-cell table:style-name="ce5">
                <text:p text:style-name="P2">2023-03-30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0cm" fo:margin-bottom="0cm" fo:margin-left="0cm" fo:margin-right="0cm" fo:page-width="43.18cm" fo:page-height="23.36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7T22:32:57.069713551</meta:creation-date>
    <meta:generator>LibreOffice/7.6.4.1$Linux_X86_64 LibreOffice_project/60$Build-1</meta:generator>
    <dc:date>2024-02-20T19:35:49.706878644</dc:date>
    <meta:editing-duration>P1DT10M28S</meta:editing-duration>
    <meta:editing-cycles>13</meta:editing-cycles>
    <meta:document-statistic meta:object-count="1"/>
  </office:meta>
</office:document-meta>
</file>